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3" style:family="paragraph" style:parent-style-name="UrbanBody">
      <style:text-properties style:font-name="Arial1" fo:font-size="10pt" officeooo:paragraph-rsid="001bb638" style:font-size-asian="10pt" style:font-size-complex="10pt"/>
    </style:style>
    <style:style style:name="P4" style:family="paragraph" style:parent-style-name="UrbanBody">
      <style:text-properties style:font-name="Arial1" fo:font-size="10pt" officeooo:rsid="000abb27" officeooo:paragraph-rsid="001ea0d0" style:font-size-asian="10pt" style:font-size-complex="10pt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text-properties fo:color="#800000" style:font-name="Arial1" fo:font-size="10pt" officeooo:rsid="000abb27" officeooo:paragraph-rsid="001ea0d0" fo:background-color="#ffff00" style:font-size-asian="10pt" style:font-size-complex="10pt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1" fo:font-size="10.5pt" officeooo:paragraph-rsid="001d34fe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Urban_20_Body_20_">
      <style:text-properties style:font-name="Arial1" fo:font-size="10pt" officeooo:paragraph-rsid="001bb638" style:font-size-asian="10pt" style:font-size-complex="10pt"/>
    </style:style>
    <style:style style:name="P12" style:family="paragraph" style:parent-style-name="Urban_20_Body_20_">
      <style:paragraph-properties fo:text-align="justify" style:justify-single-word="false"/>
      <style:text-properties style:font-name="Arial1" fo:font-size="10pt" officeooo:paragraph-rsid="001bb638" style:font-size-asian="10pt" style:font-size-complex="10pt"/>
    </style:style>
    <style:style style:name="P13" style:family="paragraph" style:parent-style-name="Urban_20_Body_20_">
      <style:text-properties style:font-name="Arial1" fo:font-size="10pt" fo:font-style="normal" style:text-underline-style="none" fo:font-weight="bold" officeooo:rsid="000dc8b6" officeooo:paragraph-rsid="001bb63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Urban_20_Title">
      <style:text-properties style:font-name="Arial1" fo:font-size="12pt" officeooo:rsid="0008ef5a" officeooo:paragraph-rsid="001bb638" style:font-size-asian="12pt" style:font-size-complex="12pt"/>
    </style:style>
    <style:style style:name="P15" style:family="paragraph" style:parent-style-name="Urban_20_Title">
      <style:paragraph-properties fo:text-align="start" style:justify-single-word="false"/>
      <style:text-properties style:font-name="Arial1" fo:font-size="9pt" fo:font-weight="normal" officeooo:paragraph-rsid="001bb638" style:font-size-asian="9pt" style:font-weight-asian="normal" style:font-size-complex="9pt" style:font-weight-complex="normal"/>
    </style:style>
    <style:style style:name="P16" style:family="paragraph" style:parent-style-name="Urban_20_Title_20_2">
      <style:paragraph-properties fo:text-align="start" style:justify-single-word="false"/>
      <style:text-properties style:font-name="Arial1" fo:font-size="9pt" fo:font-weight="normal" officeooo:paragraph-rsid="001d3bdf" style:font-size-asian="9pt" style:font-weight-asian="normal" style:font-size-complex="9pt" style:font-weight-complex="normal"/>
    </style:style>
    <style:style style:name="P17" style:family="paragraph" style:parent-style-name="Urban_20_Title_20_2">
      <style:paragraph-properties fo:text-align="start" style:justify-single-word="false"/>
      <style:text-properties style:font-name="Arial1" fo:font-size="9pt" fo:font-weight="normal" officeooo:paragraph-rsid="001bb638" style:font-size-asian="9pt" style:font-weight-asian="normal" style:font-size-complex="9pt" style:font-weight-complex="normal"/>
    </style:style>
    <style:style style:name="P18" style:family="paragraph" style:parent-style-name="Urban_20_Title_20_2">
      <style:text-properties style:font-name="Arial1" fo:font-size="10pt" fo:font-weight="bold" officeooo:paragraph-rsid="001bb638" style:font-size-asian="10pt" style:font-weight-asian="bold" style:font-size-complex="10pt" style:font-weight-complex="bold"/>
    </style:style>
    <style:style style:name="P19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1" fo:font-size="10pt" style:text-underline-style="none" fo:font-weight="normal" officeooo:paragraph-rsid="001ed7e8" style:text-blinking="false" style:font-size-asian="10pt" style:font-size-complex="10pt"/>
    </style:style>
    <style:style style:name="P20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font-name-complex="Arial1"/>
    </style:style>
    <style:style style:name="T5" style:family="text">
      <style:text-properties officeooo:rsid="000abb27"/>
    </style:style>
    <style:style style:name="T6" style:family="text">
      <style:text-properties officeooo:rsid="000c6041"/>
    </style:style>
    <style:style style:name="T7" style:family="text">
      <style:text-properties officeooo:rsid="001bb638"/>
    </style:style>
    <style:style style:name="T8" style:family="text">
      <style:text-properties officeooo:rsid="00362119"/>
    </style:style>
    <style:style style:name="T9" style:family="text">
      <style:text-properties officeooo:rsid="000ff690"/>
    </style:style>
    <style:style style:name="T10" style:family="text">
      <style:text-properties fo:color="#800000" officeooo:rsid="0010228d" fo:background-color="#ffff00" loext:char-shading-value="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1">Import depuis header.odt</text:span></text:p></draw:text-box></draw:frame><text:text-input text:description="">tool.getCityName()</text:text-input>, le <text:span text:style-name="T12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2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7">Architecte</text:p><text:p text:style-name="P7"><text:text-input text:description="Demandeurs">self.getArchitects()[0].getStreet()</text:text-input><text:s/>n°<text:text-input text:description="Demandeurs">self.getArchitects()[0].getNumber()</text:text-input></text:p><text:p text:style-name="P7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21" text:outline-level="2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20"/>
      <text:h text:style-name="P14" text:outline-level="1"/>
      <text:h text:style-name="P14" text:outline-level="1">Réunion de projet – convocation.</text:h>
      <text:h text:style-name="P15" text:outline-level="1"/>
      <text:h text:style-name="P16" text:outline-level="2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h>
      <text:h text:style-name="P17" text:outline-level="2"><office:annotation><dc:creator>sde </dc:creator><dc:date>2011-07-27T10:02:17</dc:date><text:p text:style-name="P22"><text:span text:style-name="T14">do title</text:span></text:p><text:p text:style-name="P22"><text:span text:style-name="T15">from document(at=reference, format='odt')</text:span></text:p></office:annotation>Import depuis reference.odt</text:h>
      <text:h text:style-name="P18" text:outline-level="2"/>
      <text:p text:style-name="P8"><office:annotation><dc:creator>Gauthier Bastien</dc:creator><dc:date>2011-02-16T16:12:24</dc:date><text:p text:style-name="P22"><text:span text:style-name="T17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6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Référence cadastrale : <text:text-input text:description="Bien-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22"><text:span text:style-name="T15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22"><text:span text:style-name="T15">do text if len(self.getApplicants()) &gt; 1</text:span></text:p></office:annotation><text:span text:style-name="T3">&lt;%Titre%&gt;</text:span>,</text:p>
      <text:p text:style-name="P3"/>
      <text:p text:style-name="P3">Dans le cadre du projet repris sous objet, <text:span text:style-name="T7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6">instances</text:span> suivantes :</text:p>
      <text:p text:style-name="P6">- <text:span text:style-name="T9">Le fonctionnaire technique (DGO3)</text:span></text:p>
      <text:p text:style-name="P6">- <text:span text:style-name="T9">Le fonctionnaire délégué (DGO4)</text:span></text:p>
      <text:p text:style-name="P6">- <text:span text:style-name="T9">Le fonctionnaire des implantations commerciales (DGO6)</text:span></text:p>
      <text:p text:style-name="P6">- <text:span text:style-name="T9">Un représentant du Collège</text:span></text:p>
      <text:p text:style-name="P6">- <text:span text:style-name="T9">Un membre du service Urbanisme</text:span></text:p>
      <text:p text:style-name="P6">- ...</text:p>
      <text:p text:style-name="P3"/>
      <text:p text:style-name="P19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3"/>
      <text:p text:style-name="P12"><office:annotation><dc:creator>Gauthier Bastien</dc:creator><dc:date>2011-02-21T09:23:46</dc:date><text:p text:style-name="P22"><text:span text:style-name="T15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11"><office:annotation><dc:creator>Gauthier Bastien</dc:creator><dc:date>2011-02-21T09:23:46</dc:date><text:p text:style-name="P22"><text:span text:style-name="T15">do text if len(self.getApplicants()) &gt; 1</text:span></text:p></office:annotation>En vous remerciant pour votre attention, nous vous prions d'agréer, <text:span text:style-name="T3">&lt;%Titre%&gt;</text:span>, nos salutations distinguées.</text:p>
      <text:p text:style-name="P11"/>
      <text:p text:style-name="P11"/>
      <text:p text:style-name="P11"><text:span text:style-name="T2"><office:annotation><dc:creator>sde </dc:creator><dc:date>2011-07-27T10:02:32</dc:date><text:p text:style-name="P22"><text:span text:style-name="T14">do text</text:span></text:p><text:p text:style-name="P22"><text:span text:style-name="T15">from document(at=signatures, format='odt')</text:span></text:p></office:annotation></text:span><text:span text:style-name="T2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52:25.651509185</dc:date>
    <dc:language>fr-FR</dc:language>
    <meta:editing-cycles>132</meta:editing-cycles>
    <meta:editing-duration>P1DT10H43M7S</meta:editing-duration>
    <dc:creator>bleybaert</dc:creator>
    <meta:document-statistic meta:table-count="1" meta:image-count="0" meta:object-count="0" meta:page-count="1" meta:paragraph-count="28" meta:word-count="200" meta:character-count="1603" meta:non-whitespace-character-count="1467"/>
    <meta:user-defined meta:name="Info 1"/>
    <meta:user-defined meta:name="Info 2"/>
    <meta:user-defined meta:name="Info 3"/>
    <meta:user-defined meta:name="Info 4"/>
  </office:meta>
</office:document-meta>
</file>